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ItalicMT" svg:font-family="Arial-BoldItalicMT" style:font-family-generic="roman" style:font-pitch="variable"/>
    <style:font-face style:name="Arial-BoldMT" svg:font-family="Arial-BoldMT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NewRomanPSMT" svg:font-family="TimesNewRomanPSMT" style:font-family-generic="roman"/>
    <style:font-face style:name="Trebuchet MS" svg:font-family="'Trebuchet MS', Arial, Helvetica"/>
  </office:font-face-decls>
  <office:automatic-styles>
    <style:style style:name="P01" style:family="paragraph" style:parent-style-name="Frame_20_contents" style:master-page-name="">
      <style:paragraph-properties fo:margin-top="0.4cm" fo:margin-bottom="0.3cm" style:contextual-spacing="false" fo:text-align="center" style:justify-single-word="false" fo:hyphenation-ladder-count="no-limit" style:page-number="auto"/>
      <style:text-properties style:font-name="Liberation Sans1" fo:font-size="32pt" fo:language="de" fo:country="DE" officeooo:rsid="048316d8" officeooo:paragraph-rsid="048316d8" style:font-size-asian="32pt" style:font-size-complex="32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02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Liberation Sans1" fo:font-size="48pt" fo:language="de" fo:country="DE" fo:font-weight="bold" officeooo:rsid="068f98be" officeooo:paragraph-rsid="068f98be" style:font-size-asian="48pt" style:font-weight-asian="bold" style:font-size-complex="48pt" style:font-weight-complex="bold"/>
    </style:style>
    <style:style style:name="P03" style:family="paragraph" style:parent-style-name="Frame_20_contents">
      <style:paragraph-properties fo:margin-top="0cm" fo:margin-bottom="0.4cm" style:contextual-spacing="false" fo:text-align="center" style:justify-single-word="false"/>
      <style:text-properties style:font-name="Liberation Sans1" fo:font-size="48pt" fo:language="de" fo:country="DE" fo:font-weight="bold" officeooo:rsid="048316d8" officeooo:paragraph-rsid="068f98be" style:font-size-asian="48pt" style:font-weight-asian="bold" style:font-size-complex="48pt" style:font-weight-complex="bold"/>
    </style:style>
    <style:style style:name="P04" style:family="paragraph" style:parent-style-name="Frame_20_contents">
      <style:paragraph-properties fo:margin-top="0cm" fo:margin-bottom="0.9cm" style:contextual-spacing="false" fo:text-align="center" style:justify-single-word="false"/>
      <style:text-properties style:font-name="Liberation Sans1" fo:font-size="32pt" fo:language="de" fo:country="DE" officeooo:rsid="048316d8" officeooo:paragraph-rsid="048316d8" style:font-size-asian="32pt" style:font-size-complex="32pt"/>
    </style:style>
    <style:style style:name="P05" style:family="paragraph" style:parent-style-name="Frame_20_contents">
      <style:paragraph-properties fo:margin-top="0cm" fo:margin-bottom="0.499cm" style:contextual-spacing="false" fo:text-align="center" style:justify-single-word="false"/>
      <style:text-properties style:font-name="Liberation Sans1" fo:font-size="20pt" fo:language="de" fo:country="DE" officeooo:rsid="102a4c34" officeooo:paragraph-rsid="102a4c34" style:font-size-asian="20pt" style:font-size-complex="20pt"/>
    </style:style>
    <style:style style:name="P06" style:family="paragraph" style:parent-style-name="Frame_20_contents">
      <style:paragraph-properties fo:margin-top="0cm" fo:margin-bottom="1cm" style:contextual-spacing="false" fo:text-align="center" style:justify-single-word="false"/>
      <style:text-properties style:font-name="Arial1" fo:font-size="6pt" fo:language="de" fo:country="DE" officeooo:rsid="102a4c34" officeooo:paragraph-rsid="102a4c34" style:font-size-asian="5.25pt" style:font-size-complex="6pt"/>
    </style:style>
    <style:style style:name="fr1" style:family="graphic" style:parent-style-name="Frame">
      <style:graphic-properties fo:margin-left="0cm" fo:margin-right="0cm" fo:margin-top="0cm" fo:margin-bottom="0.801cm" style:wrap="parallel" style:number-wrapped-paragraphs="no-limit" style:vertical-pos="top" style:vertical-rel="page-content" style:horizontal-pos="center" style:horizontal-rel="page-content" fo:padding="0cm" fo:border="none" style:shadow="none" draw:shadow-opacity="100%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><draw:frame draw:style-name="fr1" draw:name="Rahmen612" text:anchor-type="paragraph" svg:width="18cm" draw:z-index="2"><draw:text-box fo:min-height="8.721cm"><text:p text:style-name="P01">Stefan Lange</text:p><text:p text:style-name="P02">Sammlung von</text:p><text:p text:style-name="P03">Kameras, <text:span text:style-name="T13871">Objektiven </text:span><text:span text:style-name="T14086">und</text:span><text:span text:style-name="T13871"> Zubehör </text:span><text:span text:style-name="T14086">sowie weiteren optischen Artikeln</text:span></text:p><text:p text:style-name="P04">Katalog</text:p><text:p text:style-name="P05">Stand: <text:modification-date style:data-style-name="N36">06.03.2024</text:modification-date><text:s/>/ <text:modification-time style:data-style-name="N61">15:14:21</text:modification-time></text:p><text:p text:style-name="P06"/></draw:text-box></draw:frame></text:p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h text:style-name="P07" text:outline-level="1"/>
      <text:p text:style-name="Contents_20_Heading"/>
      <text:p text:style-name="Contents_20_Heading"><text:bookmark text:name="Start_Bookmark"/><text:bookmark-start text:name="__RefHeading___Toc113643_3185689754"/>Übersicht<text:bookmark-end text:name="__RefHeading___Toc113643_3185689754"/></text:p>
      <text:table-of-content text:style-name="Sect1" text:protected="true" text:name="Inhaltsverzeichnis2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>in-index para 1</text:p>
          <text:p>in-index para 2</text:p>
          <text:p>in-index para 3</text:p>
          <text:p>in-index para 4</text:p>
          <text:p>in-index para 5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ItalicMT" svg:font-family="Arial-BoldItalicMT" style:font-family-generic="roman" style:font-pitch="variable"/>
    <style:font-face style:name="Arial-BoldMT" svg:font-family="Arial-BoldMT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NewRomanPSMT" svg:font-family="TimesNewRomanPSMT" style:font-family-generic="roman"/>
    <style:font-face style:name="Trebuchet MS" svg:font-family="'Trebuchet MS', Arial, Helvetica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cm" fo:margin-top="0cm" fo:margin-bottom="0cm" style:contextual-spacing="false" fo:line-height="100%" fo:orphans="0" fo:widows="0" fo:hyphenation-ladder-count="no-limit" fo:text-indent="-0.499cm" style:auto-text-indent="false" style:page-number="auto">
        <style:tab-stops>
          <style:tab-stop style:position="1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3cm" fo:margin-bottom="0.199cm" style:contextual-spacing="false" fo:text-indent="-0.76cm" style:auto-text-indent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10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01cm" style:contextual-spacing="false" fo:text-indent="0cm" style:auto-text-indent="false" style:page-number="auto">
        <style:tab-stops>
          <style:tab-stop style:position="1.05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>
        <style:tab-stops>
          <style:tab-stop style:position="0.504cm"/>
          <style:tab-stop style:position="0.711cm"/>
          <style:tab-stop style:position="1.499cm"/>
          <style:tab-stop style:position="1.997cm"/>
        </style:tab-stops>
      </style:paragraph-properties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margin-top="0.199cm" fo:margin-bottom="0.101cm" style:contextual-spacing="false" fo:text-indent="-0.76cm" style:auto-text-indent="false">
        <style:tab-stops>
          <style:tab-stop style:position="1.499cm"/>
        </style:tab-stops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3" style:display-name="Numbering 3" style:family="paragraph" style:parent-style-name="List" style:class="list"/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de" fo:country="DE">
      <text:sort-key text:key="title" text:sort-ascending="true"/>
    </text:bibliography-configuration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.203cm"/>
          <style:tab-stop style:position="8.901cm" style:type="center"/>
          <style:tab-stop style:position="17.103cm" style:type="right"/>
        </style:tab-stops>
      </style:paragraph-properties>
      <style:text-properties officeooo:paragraph-rsid="00118795"/>
    </style:style>
    <style:style style:name="MP2" style:family="paragraph" style:parent-style-name="Footer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.203cm"/>
          <style:tab-stop style:position="8.901cm" style:type="center"/>
          <style:tab-stop style:position="17.103cm" style:type="right"/>
        </style:tab-stops>
      </style:paragraph-properties>
      <style:text-properties officeooo:paragraph-rsid="09fe8105"/>
    </style:style>
    <style:style style:name="MT1" style:family="text">
      <style:text-properties fo:language="de" fo:country="DE" officeooo:rsid="06aef2dd"/>
    </style:style>
    <style:style style:name="MT2" style:family="text">
      <style:text-properties fo:language="de" fo:country="DE" officeooo:rsid="00118795"/>
    </style:style>
    <style:style style:name="MT3" style:family="text">
      <style:text-properties fo:color="#000000" loext:opacity="100%" fo:font-size="12pt" fo:language="de" fo:country="DE" style:text-underline-style="none" officeooo:rsid="00118795" style:font-size-asian="12pt" style:font-size-complex="12pt"/>
    </style:style>
    <style:style style:name="MT4" style:family="text">
      <style:text-properties style:use-window-font-color="true" loext:opacity="0%" fo:font-size="12pt" fo:language="de" fo:country="DE" style:text-underline-style="none" officeooo:rsid="00118795" style:font-size-asian="12pt" style:font-size-complex="12pt"/>
    </style:style>
    <style:style style:name="MT5" style:family="text">
      <style:text-properties style:use-window-font-color="true" loext:opacity="0%" fo:font-size="12pt" fo:language="de" fo:country="DE" style:text-underline-style="none" officeooo:rsid="06aef2dd" style:font-size-asian="12pt" style:font-size-complex="12pt"/>
    </style:style>
    <style:style style:name="MT6" style:family="text">
      <style:text-properties fo:language="de" fo:country="DE" officeooo:rsid="0a674523"/>
    </style:style>
    <style:page-layout style:name="Mpm1">
      <style:page-layout-properties fo:page-width="21.001cm" fo:page-height="29.7cm" style:num-format="1" style:print-orientation="portrait" fo:margin-top="1.499cm" fo:margin-bottom="1.6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1"><text:span text:style-name="MT1">Stand: </text:span><text:span text:style-name="MT1">06.03.2024</text:span><text:span text:style-name="MT1"><text:s/>/ </text:span><text:span text:style-name="MT1">15:14:21</text:span><text:span text:style-name="MT2"><text:tab/>Seite </text:span><text:span text:style-name="MT2"><text:page-number text:select-page="current">0</text:page-number></text:span><text:span text:style-name="MT2"><text:s/>von </text:span><text:span text:style-name="MT2"><text:page-count>782</text:page-count></text:span><text:span text:style-name="MT2"><text:tab/></text:span><text:a xlink:type="simple" xlink:href="#Start_Bookmark" text:style-name="Internet_20_link" text:visited-style-name="Visited_20_Internet_20_Link"><text:span text:style-name="MT3">▲</text:span></text:a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fan Lange</meta:initial-creator>
    <meta:creation-date>2021-07-09T20:22:08.042000000</meta:creation-date>
    <dc:date>2024-03-06T15:14:21.979000000</dc:date>
    <meta:editing-duration>P20DT20H26M18S</meta:editing-duration>
    <meta:editing-cycles>1661</meta:editing-cycles>
    <meta:generator>LibreOfficeDev/24.8.0.0.alpha0$Windows_X86_64 LibreOffice_project/e939685f9c6918830bd3097062790bfccbce937e</meta:generator>
    <meta:print-date>2024-03-05T17:09:17.911000000</meta:print-date>
    <meta:printed-by>PDF-Dateien: Stefan Lange</meta:printed-by>
    <dc:creator>Stefan Lange</dc:creator>
    <meta:document-statistic meta:table-count="0" meta:image-count="1652" meta:object-count="0" meta:page-count="782" meta:paragraph-count="15818" meta:word-count="227725" meta:character-count="1643631" meta:non-whitespace-character-count="1442234"/>
  </office:meta>
</office:document-meta>
</file>